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Kai CN" svg:font-family="'AR PL UKai CN'"/>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28b3" officeooo:paragraph-rsid="001728b3"/>
    </style:style>
    <style:style style:name="P2" style:family="paragraph" style:parent-style-name="Standard">
      <style:text-properties fo:font-weight="bold" officeooo:rsid="001728b3" officeooo:paragraph-rsid="001728b3" style:font-weight-asian="bold" style:font-weight-complex="bold"/>
    </style:style>
    <style:style style:name="P3" style:family="paragraph" style:parent-style-name="Standard">
      <style:text-properties fo:font-weight="bold" officeooo:rsid="001a5029" officeooo:paragraph-rsid="001a5029" style:font-weight-asian="bold" style:font-weight-complex="bold"/>
    </style:style>
    <style:style style:name="P4" style:family="paragraph" style:parent-style-name="Standard">
      <style:text-properties fo:font-weight="bold" officeooo:rsid="001c4037" officeooo:paragraph-rsid="001c4037" style:font-weight-asian="bold" style:font-weight-complex="bold"/>
    </style:style>
    <style:style style:name="P5" style:family="paragraph" style:parent-style-name="Standard">
      <style:text-properties fo:font-weight="normal" officeooo:rsid="001a5029" officeooo:paragraph-rsid="001a5029" style:font-weight-asian="normal" style:font-weight-complex="normal"/>
    </style:style>
    <style:style style:name="P6" style:family="paragraph" style:parent-style-name="Standard">
      <style:text-properties fo:font-weight="normal" officeooo:rsid="001c4037" officeooo:paragraph-rsid="001c4037" style:font-weight-asian="normal" style:font-weight-complex="normal"/>
    </style:style>
    <style:style style:name="P7" style:family="paragraph" style:parent-style-name="Standard">
      <style:text-properties fo:font-weight="normal" officeooo:rsid="001d8836" officeooo:paragraph-rsid="001d8836" style:font-weight-asian="normal" style:font-weight-complex="normal"/>
    </style:style>
    <style:style style:name="P8" style:family="paragraph" style:parent-style-name="Standard">
      <style:text-properties fo:font-weight="normal" officeooo:rsid="001eefe7" officeooo:paragraph-rsid="001eefe7" style:font-weight-asian="normal" style:font-weight-complex="normal"/>
    </style:style>
    <style:style style:name="P9" style:family="paragraph" style:parent-style-name="Standard">
      <style:text-properties fo:font-weight="normal" officeooo:rsid="00220240" officeooo:paragraph-rsid="00220240" style:font-weight-asian="normal" style:font-weight-complex="normal"/>
    </style:style>
    <style:style style:name="P10" style:family="paragraph" style:parent-style-name="Standard">
      <style:text-properties fo:font-weight="normal" officeooo:rsid="00220240" officeooo:paragraph-rsid="00235d08" style:font-weight-asian="normal" style:font-weight-complex="normal"/>
    </style:style>
    <style:style style:name="P11" style:family="paragraph" style:parent-style-name="Standard">
      <style:text-properties fo:font-weight="normal" officeooo:rsid="00220240" officeooo:paragraph-rsid="0024ffa1" style:font-weight-asian="normal" style:font-weight-complex="normal"/>
    </style:style>
    <style:style style:name="P12" style:family="paragraph" style:parent-style-name="Standard">
      <style:text-properties fo:font-weight="normal" officeooo:rsid="0024ffa1" officeooo:paragraph-rsid="0024ffa1" style:font-weight-asian="normal" style:font-weight-complex="normal"/>
    </style:style>
    <style:style style:name="P13" style:family="paragraph" style:parent-style-name="Standard">
      <style:text-properties fo:font-weight="normal" officeooo:rsid="00235d08" officeooo:paragraph-rsid="0024ffa1" style:font-weight-asian="normal" style:font-weight-complex="normal"/>
    </style:style>
    <style:style style:name="P14" style:family="paragraph" style:parent-style-name="Standard">
      <style:text-properties fo:font-weight="normal" officeooo:rsid="002c8301" officeooo:paragraph-rsid="002c8301" style:font-weight-asian="normal" style:font-weight-complex="normal"/>
    </style:style>
    <style:style style:name="P15" style:family="paragraph" style:parent-style-name="Standard">
      <style:text-properties fo:font-weight="normal" officeooo:rsid="002ca6b4" officeooo:paragraph-rsid="002ca6b4" style:font-weight-asian="normal" style:font-weight-complex="normal"/>
    </style:style>
    <style:style style:name="P16" style:family="paragraph" style:parent-style-name="Standard">
      <style:text-properties fo:font-weight="normal" officeooo:rsid="002d1fcc" officeooo:paragraph-rsid="002d1fcc" style:font-weight-asian="normal" style:font-weight-complex="normal"/>
    </style:style>
    <style:style style:name="P17" style:family="paragraph" style:parent-style-name="Text_20_body">
      <style:text-properties officeooo:rsid="0016726f" officeooo:paragraph-rsid="0016726f"/>
    </style:style>
    <style:style style:name="P18" style:family="paragraph" style:parent-style-name="Text_20_body">
      <style:text-properties fo:font-weight="bold" officeooo:rsid="0016726f" officeooo:paragraph-rsid="0016726f" style:font-weight-asian="bold" style:font-weight-complex="bold"/>
    </style:style>
    <style:style style:name="P19" style:family="paragraph" style:parent-style-name="Text_20_body">
      <style:text-properties fo:font-weight="bold" officeooo:rsid="0050d71d" officeooo:paragraph-rsid="0053ca88" style:font-weight-asian="bold" style:font-weight-complex="bold"/>
    </style:style>
    <style:style style:name="P20" style:family="paragraph" style:parent-style-name="Text_20_body">
      <style:text-properties fo:font-weight="bold" officeooo:rsid="00593f80" officeooo:paragraph-rsid="00593f80" style:font-weight-asian="bold" style:font-weight-complex="bold"/>
    </style:style>
    <style:style style:name="P21" style:family="paragraph" style:parent-style-name="Text_20_body">
      <style:text-properties officeooo:paragraph-rsid="003144ab"/>
    </style:style>
    <style:style style:name="P22" style:family="paragraph" style:parent-style-name="Text_20_body">
      <style:text-properties officeooo:rsid="00330c9f" officeooo:paragraph-rsid="00330c9f"/>
    </style:style>
    <style:style style:name="P23" style:family="paragraph" style:parent-style-name="Text_20_body">
      <style:text-properties officeooo:rsid="003489f6" officeooo:paragraph-rsid="003489f6"/>
    </style:style>
    <style:style style:name="P24" style:family="paragraph" style:parent-style-name="Text_20_body">
      <style:text-properties officeooo:rsid="0036c9d1" officeooo:paragraph-rsid="0036c9d1"/>
    </style:style>
    <style:style style:name="P25" style:family="paragraph" style:parent-style-name="Text_20_body">
      <style:text-properties officeooo:rsid="00375aa0" officeooo:paragraph-rsid="00375aa0"/>
    </style:style>
    <style:style style:name="P26" style:family="paragraph" style:parent-style-name="Text_20_body">
      <style:text-properties officeooo:rsid="003d404c" officeooo:paragraph-rsid="003d404c"/>
    </style:style>
    <style:style style:name="P27" style:family="paragraph" style:parent-style-name="Text_20_body">
      <style:text-properties officeooo:rsid="003d404c" officeooo:paragraph-rsid="003e8e2b"/>
    </style:style>
    <style:style style:name="P28" style:family="paragraph" style:parent-style-name="Text_20_body">
      <style:text-properties officeooo:rsid="00444b70" officeooo:paragraph-rsid="00444b70"/>
    </style:style>
    <style:style style:name="P29" style:family="paragraph" style:parent-style-name="Text_20_body">
      <style:text-properties officeooo:rsid="004632de" officeooo:paragraph-rsid="004632de"/>
    </style:style>
    <style:style style:name="P30" style:family="paragraph" style:parent-style-name="Text_20_body">
      <style:text-properties officeooo:rsid="00490d3f" officeooo:paragraph-rsid="00490d3f"/>
    </style:style>
    <style:style style:name="P31" style:family="paragraph" style:parent-style-name="Text_20_body">
      <style:text-properties officeooo:rsid="0050184d" officeooo:paragraph-rsid="0050184d"/>
    </style:style>
    <style:style style:name="P32" style:family="paragraph" style:parent-style-name="Text_20_body">
      <style:text-properties officeooo:rsid="0050d71d" officeooo:paragraph-rsid="0050d71d"/>
    </style:style>
    <style:style style:name="P33" style:family="paragraph" style:parent-style-name="Text_20_body">
      <style:text-properties officeooo:rsid="0050d71d" officeooo:paragraph-rsid="0053ca88"/>
    </style:style>
    <style:style style:name="P34" style:family="paragraph" style:parent-style-name="Text_20_body">
      <style:text-properties fo:font-weight="normal" officeooo:rsid="00593f80" officeooo:paragraph-rsid="00593f80" style:font-weight-asian="normal" style:font-weight-complex="normal"/>
    </style:style>
    <style:style style:name="P35" style:family="paragraph" style:parent-style-name="Text_20_body">
      <style:text-properties fo:font-weight="normal" officeooo:rsid="0068729c" officeooo:paragraph-rsid="0068729c" style:font-weight-asian="normal" style:font-weight-complex="normal"/>
    </style:style>
    <style:style style:name="P36" style:family="paragraph" style:parent-style-name="Text_20_body">
      <style:text-properties fo:font-weight="normal" officeooo:rsid="0069ffdd" officeooo:paragraph-rsid="0069ffdd" style:font-weight-asian="normal" style:font-weight-complex="normal"/>
    </style:style>
    <style:style style:name="P37" style:family="paragraph" style:parent-style-name="Text_20_body">
      <style:text-properties fo:font-weight="normal" officeooo:rsid="006b029e" officeooo:paragraph-rsid="006b029e" style:font-weight-asian="normal" style:font-weight-complex="normal"/>
    </style:style>
    <style:style style:name="P38" style:family="paragraph" style:parent-style-name="Preformatted_20_Text">
      <style:paragraph-properties fo:margin-top="0cm" fo:margin-bottom="0.499cm" loext:contextual-spacing="false"/>
    </style:style>
    <style:style style:name="P39" style:family="paragraph" style:parent-style-name="Preformatted_20_Text">
      <style:paragraph-properties fo:margin-top="0cm" fo:margin-bottom="0.499cm" loext:contextual-spacing="false"/>
      <style:text-properties fo:color="#000000" style:font-name="DejaVu Sans Mono" fo:font-size="9pt"/>
    </style:style>
    <style:style style:name="P40" style:family="paragraph" style:parent-style-name="Preformatted_20_Text">
      <style:paragraph-properties fo:margin-top="0cm" fo:margin-bottom="0.499cm" loext:contextual-spacing="false"/>
      <style:text-properties fo:color="#000000" style:font-name="DejaVu Sans Mono" fo:font-size="9pt" officeooo:rsid="00189c91"/>
    </style:style>
    <style:style style:name="P41" style:family="paragraph" style:parent-style-name="Preformatted_20_Text">
      <style:paragraph-properties fo:margin-top="0cm" fo:margin-bottom="0.499cm" loext:contextual-spacing="false"/>
      <style:text-properties fo:color="#000000" style:font-name="DejaVu Sans Mono" fo:font-size="9pt" officeooo:rsid="001ba47a"/>
    </style:style>
    <style:style style:name="P42" style:family="paragraph" style:parent-style-name="Preformatted_20_Text">
      <style:text-properties fo:color="#000000"/>
    </style:style>
    <style:style style:name="P43" style:family="paragraph" style:parent-style-name="Preformatted_20_Text">
      <style:text-properties fo:color="#000000" style:font-name="DejaVu Sans Mono" fo:font-size="9pt"/>
    </style:style>
    <style:style style:name="P44" style:family="paragraph" style:parent-style-name="Preformatted_20_Text">
      <style:text-properties fo:color="#000000" style:font-name="DejaVu Sans Mono" fo:font-size="9pt" fo:font-weight="normal" officeooo:rsid="0069ffdd" officeooo:paragraph-rsid="0069ffdd" style:font-weight-asian="normal" style:font-weight-complex="normal"/>
    </style:style>
    <style:style style:name="P45" style:family="paragraph" style:parent-style-name="Preformatted_20_Text">
      <style:text-properties fo:color="#808080"/>
    </style:style>
    <style:style style:name="P46" style:family="paragraph" style:parent-style-name="Text_20_body">
      <style:text-properties fo:font-weight="normal" officeooo:rsid="006b029e" officeooo:paragraph-rsid="006b029e" style:font-weight-asian="normal" style:font-weight-complex="normal"/>
    </style:style>
    <style:style style:name="P47" style:family="paragraph" style:parent-style-name="Text_20_body">
      <style:text-properties fo:font-weight="normal" officeooo:rsid="007078f2" officeooo:paragraph-rsid="007078f2" style:font-weight-asian="normal" style:font-weight-complex="normal"/>
    </style:style>
    <style:style style:name="T1" style:family="text">
      <style:text-properties officeooo:rsid="0016726f"/>
    </style:style>
    <style:style style:name="T2" style:family="text">
      <style:text-properties officeooo:rsid="00189c91"/>
    </style:style>
    <style:style style:name="T3" style:family="text">
      <style:text-properties fo:font-weight="bold" style:font-weight-asian="bold" style:font-weight-complex="bold"/>
    </style:style>
    <style:style style:name="T4" style:family="text">
      <style:text-properties fo:color="#000080" fo:font-weight="bold"/>
    </style:style>
    <style:style style:name="T5" style:family="text">
      <style:text-properties fo:color="#000080" style:font-name="DejaVu Sans Mono" fo:font-size="9pt" fo:font-weight="bold"/>
    </style:style>
    <style:style style:name="T6" style:family="text">
      <style:text-properties style:font-name="DejaVu Sans Mono" fo:font-size="9pt"/>
    </style:style>
    <style:style style:name="T7" style:family="text">
      <style:text-properties style:font-name="DejaVu Sans Mono" fo:font-size="9pt" fo:font-style="italic"/>
    </style:style>
    <style:style style:name="T8" style:family="text">
      <style:text-properties fo:color="#808000"/>
    </style:style>
    <style:style style:name="T9" style:family="text">
      <style:text-properties fo:color="#808000" style:font-name="DejaVu Sans Mono" fo:font-size="9pt"/>
    </style:style>
    <style:style style:name="T10" style:family="text">
      <style:text-properties fo:color="#660e7a" style:font-name="DejaVu Sans Mono" fo:font-size="9pt"/>
    </style:style>
    <style:style style:name="T11" style:family="text">
      <style:text-properties fo:color="#660e7a" style:font-name="DejaVu Sans Mono" fo:font-size="9pt" fo:font-style="italic" fo:font-weight="bold"/>
    </style:style>
    <style:style style:name="T12" style:family="text">
      <style:text-properties fo:color="#660e7a" style:font-name="DejaVu Sans Mono" fo:font-size="9pt" fo:font-weight="bold"/>
    </style:style>
    <style:style style:name="T13" style:family="text">
      <style:text-properties fo:color="#808080"/>
    </style:style>
    <style:style style:name="T14" style:family="text">
      <style:text-properties fo:color="#808080" style:font-name="DejaVu Sans Mono" fo:font-size="9pt" fo:font-style="italic"/>
    </style:style>
    <style:style style:name="T15" style:family="text">
      <style:text-properties fo:color="#808080" style:font-name-asian="AR PL UKai CN" style:font-size-asian="9pt" style:font-style-asian="italic"/>
    </style:style>
    <style:style style:name="T16" style:family="text">
      <style:text-properties fo:color="#000000"/>
    </style:style>
    <style:style style:name="T17" style:family="text">
      <style:text-properties fo:color="#000000" style:font-name="DejaVu Sans Mono" fo:font-size="9pt"/>
    </style:style>
    <style:style style:name="T18" style:family="text">
      <style:text-properties fo:color="#000000" style:font-name="DejaVu Sans Mono" fo:font-size="9pt" officeooo:rsid="00189c91"/>
    </style:style>
    <style:style style:name="T19" style:family="text">
      <style:text-properties officeooo:rsid="001c4037"/>
    </style:style>
    <style:style style:name="T20" style:family="text">
      <style:text-properties officeooo:rsid="001d8836"/>
    </style:style>
    <style:style style:name="T21" style:family="text">
      <style:text-properties officeooo:rsid="001e7bc6"/>
    </style:style>
    <style:style style:name="T22" style:family="text">
      <style:text-properties officeooo:rsid="00235d08"/>
    </style:style>
    <style:style style:name="T23" style:family="text">
      <style:text-properties officeooo:rsid="0024ffa1"/>
    </style:style>
    <style:style style:name="T24" style:family="text">
      <style:text-properties officeooo:rsid="002ca6b4"/>
    </style:style>
    <style:style style:name="T25" style:family="text">
      <style:text-properties officeooo:rsid="0031c319"/>
    </style:style>
    <style:style style:name="T26" style:family="text">
      <style:text-properties officeooo:rsid="00330c9f"/>
    </style:style>
    <style:style style:name="T27" style:family="text">
      <style:text-properties officeooo:rsid="0036273f"/>
    </style:style>
    <style:style style:name="T28" style:family="text">
      <style:text-properties officeooo:rsid="00375aa0"/>
    </style:style>
    <style:style style:name="T29" style:family="text">
      <style:text-properties officeooo:rsid="003aac78"/>
    </style:style>
    <style:style style:name="T30" style:family="text">
      <style:text-properties officeooo:rsid="003e8e2b"/>
    </style:style>
    <style:style style:name="T31" style:family="text">
      <style:text-properties officeooo:rsid="004379c0"/>
    </style:style>
    <style:style style:name="T32" style:family="text">
      <style:text-properties officeooo:rsid="0044493c"/>
    </style:style>
    <style:style style:name="T33" style:family="text">
      <style:text-properties officeooo:rsid="0045fe64"/>
    </style:style>
    <style:style style:name="T34" style:family="text">
      <style:text-properties officeooo:rsid="004632de"/>
    </style:style>
    <style:style style:name="T35" style:family="text">
      <style:text-properties officeooo:rsid="0047b786"/>
    </style:style>
    <style:style style:name="T36" style:family="text">
      <style:text-properties officeooo:rsid="00490d3f"/>
    </style:style>
    <style:style style:name="T37" style:family="text">
      <style:text-properties officeooo:rsid="004a9801"/>
    </style:style>
    <style:style style:name="T38" style:family="text">
      <style:text-properties officeooo:rsid="004c1693"/>
    </style:style>
    <style:style style:name="T39" style:family="text">
      <style:text-properties officeooo:rsid="005097d8"/>
    </style:style>
    <style:style style:name="T40" style:family="text">
      <style:text-properties officeooo:rsid="0050d71d"/>
    </style:style>
    <style:style style:name="T41" style:family="text">
      <style:text-properties officeooo:rsid="00529796"/>
    </style:style>
    <style:style style:name="T42" style:family="text">
      <style:text-properties officeooo:rsid="0053ca88"/>
    </style:style>
    <style:style style:name="T43" style:family="text">
      <style:text-properties officeooo:rsid="00580269"/>
    </style:style>
    <style:style style:name="T44" style:family="text">
      <style:text-properties officeooo:rsid="00593f80"/>
    </style:style>
    <style:style style:name="T45" style:family="text">
      <style:text-properties officeooo:rsid="005ac7aa"/>
    </style:style>
    <style:style style:name="T46" style:family="text">
      <style:text-properties officeooo:rsid="005acc1c"/>
    </style:style>
    <style:style style:name="T47" style:family="text">
      <style:text-properties officeooo:rsid="005bbbc7"/>
    </style:style>
    <style:style style:name="T48" style:family="text">
      <style:text-properties fo:color="#ff3300" officeooo:rsid="005ac7aa"/>
    </style:style>
    <style:style style:name="T49" style:family="text">
      <style:text-properties fo:color="#008000" style:font-name="DejaVu Sans Mono" fo:font-size="9pt" fo:font-weight="bold"/>
    </style:style>
    <style:style style:name="T50" style:family="text">
      <style:text-properties officeooo:rsid="006c8f92"/>
    </style:style>
    <style:style style:name="T51" style:family="text">
      <style:text-properties officeooo:rsid="006dca0c"/>
    </style:style>
    <style:style style:name="T52" style:family="text">
      <style:text-properties officeooo:rsid="006f54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第三章 UI开发</text:p>
      <text:p text:style-name="Text_20_body">我们的UI界面是我们吸引用户的重要的东西，Android为我们提供了大量的UI开发的模块</text:p>
      <text:p text:style-name="Text_20_body">虽然AS支持我们通过design视图对控件实行可视化的设计<text:span text:style-name="T1">，但是我们实际上通过XML文档来进行编辑也是非常的合适的</text:span></text:p>
      <text:p text:style-name="Text_20_body">对于我们的控件来说<text:span text:style-name="T1">，公有的属性有id,layout_width,layout_height,text之外还有一些控件独有的属性</text:span></text:p>
      <text:p text:style-name="Text_20_body"/>
      <text:p text:style-name="Text_20_body">在这里我首先强调一下对于监听器的另一种很好的写法</text:p>
      <text:p text:style-name="Text_20_body">版本一<text:span text:style-name="T2">：匿名类监听器</text:span></text:p>
      <text:p text:style-name="P43"><text:span text:style-name="T4">public class </text:span>FirstActivity <text:span text:style-name="T4">extends </text:span>AppCompatActivity{</text:p>
      <text:p text:style-name="P42"><text:s text:c="4"/><text:span text:style-name="T9">@Override</text:span></text:p>
      <text:p text:style-name="P42"><text:span text:style-name="T8"><text:s text:c="4"/></text:span><text:span text:style-name="T5">protected void </text:span><text:span text:style-name="T6">onCreate(Bundle savedInstanceState) {</text:span></text:p>
      <text:p text:style-name="P42"><text:s text:c="8"/><text:span text:style-name="T5">super</text:span><text:span text:style-name="T6">.onCreate(savedInstanceState);</text:span></text:p>
      <text:p text:style-name="P42"><text:s text:c="8"/><text:span text:style-name="T6">setContentView(R.layout.</text:span><text:span text:style-name="T11">activity_first</text:span><text:span text:style-name="T6">);</text:span></text:p>
      <text:p text:style-name="P42"><text:s text:c="8"/><text:span text:style-name="T6">Button button1 = (Button) findViewById(R.id.</text:span><text:span text:style-name="T11">button1</text:span><text:span text:style-name="T6">);</text:span></text:p>
      <text:p text:style-name="P42"><text:s text:c="8"/><text:span text:style-name="T6">button1.setOnClickListener(</text:span></text:p>
      <text:p text:style-name="P42"><text:s text:c="16"/><text:span text:style-name="T5">new </text:span><text:span text:style-name="T6">View.OnClickListener() {</text:span></text:p>
      <text:p text:style-name="P42"><text:s text:c="20"/><text:span text:style-name="T9">@Override</text:span></text:p>
      <text:p text:style-name="P42"><text:span text:style-name="T8"><text:s text:c="20"/></text:span><text:span text:style-name="T5">public void </text:span><text:span text:style-name="T6">onClick(View v) {</text:span></text:p>
      <text:p text:style-name="P42"><text:s text:c="24"/><text:span text:style-name="T6">Intent intent1 = </text:span><text:span text:style-name="T5">new </text:span><text:span text:style-name="T6">Intent(FirstActivity.</text:span><text:span text:style-name="T5">this</text:span><text:span text:style-name="T6">,SecondActivity.</text:span><text:span text:style-name="T5">class</text:span><text:span text:style-name="T6">);</text:span></text:p>
      <text:p text:style-name="P42"><text:s text:c="24"/><text:span text:style-name="T6">startActivity(intent1);</text:span></text:p>
      <text:p text:style-name="P42"><text:s text:c="24"/><text:span text:style-name="T14">//Toast.makeText(FirstActivity.this, "Nothing", Toast.LENGTH_SHORT).show();</text:span></text:p>
      <text:p text:style-name="P42"><text:span text:style-name="T13"><text:s text:c="20"/></text:span><text:span text:style-name="T6">}</text:span></text:p>
      <text:p text:style-name="P42"><text:s text:c="16"/><text:span text:style-name="T6">}</text:span></text:p>
      <text:p text:style-name="P42"><text:s text:c="8"/><text:span text:style-name="T6">);</text:span></text:p>
      <text:p text:style-name="P38"><text:span text:style-name="T16"><text:s text:c="4"/></text:span><text:span text:style-name="T17">}</text:span></text:p>
      <text:p text:style-name="P38"><text:span text:style-name="T17">版本二</text:span><text:span text:style-name="T18">：</text:span></text:p>
      <text:p text:style-name="P39"><text:span text:style-name="T4">public class </text:span>SecondActivity <text:span text:style-name="T4">extends </text:span>AppCompatActivity <text:span text:style-name="T4">implements </text:span>View.OnClickListener {</text:p>
      <text:p text:style-name="P42"><text:s text:c="4"/><text:span text:style-name="T5">protected </text:span><text:span text:style-name="T6">EditText </text:span><text:span text:style-name="T12">k</text:span><text:span text:style-name="T6">;</text:span></text:p>
      <text:p text:style-name="P42"><text:s text:c="4"/><text:span text:style-name="T5">protected </text:span><text:span text:style-name="T6">ImageView </text:span><text:span text:style-name="T12">w</text:span><text:span text:style-name="T6">;</text:span></text:p>
      <text:p text:style-name="P42"><text:s text:c="4"/><text:span text:style-name="T9">@Override</text:span></text:p>
      <text:p text:style-name="P42"><text:span text:style-name="T8"><text:s text:c="4"/></text:span><text:span text:style-name="T5">protected void </text:span><text:span text:style-name="T6">onCreate(Bundle savedInstanceState) {</text:span></text:p>
      <text:p text:style-name="P42"><text:s text:c="8"/><text:span text:style-name="T5">super</text:span><text:span text:style-name="T6">.onCreate(savedInstanceState);</text:span></text:p>
      <text:p text:style-name="P42"><text:s text:c="8"/><text:span text:style-name="T6">setContentView(R.layout.</text:span><text:span text:style-name="T11">activity_second</text:span><text:span text:style-name="T6">);</text:span></text:p>
      <text:p text:style-name="P42"><text:s text:c="8"/><text:span text:style-name="T6">Button button3 = (Button)findViewById(R.id.</text:span><text:span text:style-name="T11">button3</text:span><text:span text:style-name="T6">);</text:span></text:p>
      <text:p text:style-name="P42"><text:s text:c="8"/><text:span text:style-name="T12">k </text:span><text:span text:style-name="T6">= (EditText)findViewById(R.id.</text:span><text:span text:style-name="T11">text3</text:span><text:span text:style-name="T6">);</text:span></text:p>
      <text:p text:style-name="P42"><text:s text:c="8"/><text:span text:style-name="T6">button3.setOnClickListener(</text:span><text:span text:style-name="T5">this</text:span><text:span text:style-name="T6">);</text:span></text:p>
      <text:p text:style-name="P42"><text:s text:c="8"/><text:span text:style-name="T12">w </text:span><text:span text:style-name="T6">= (ImageView)findViewById(R.id.</text:span><text:span text:style-name="T11">img1</text:span><text:span text:style-name="T6">);</text:span></text:p>
      <text:p text:style-name="P42"><text:s text:c="8"/><text:span text:style-name="T6">Button button4 = (Button)findViewById(R.id.</text:span><text:span text:style-name="T11">button4</text:span><text:span text:style-name="T6">);</text:span></text:p>
      <text:p text:style-name="P42"><text:s text:c="8"/><text:span text:style-name="T6">button4.setOnClickListener(</text:span><text:span text:style-name="T5">this</text:span><text:span text:style-name="T6">);</text:span></text:p>
      <text:p text:style-name="P42"><text:s text:c="4"/><text:span text:style-name="T6">}</text:span></text:p>
      <text:p text:style-name="P42"><text:s text:c="4"/><text:span text:style-name="T9">@Override</text:span></text:p>
      <text:p text:style-name="P42"><text:span text:style-name="T8"><text:s text:c="4"/></text:span><text:span text:style-name="T5">public void </text:span><text:span text:style-name="T6">onClick(View v) {</text:span></text:p>
      <text:p text:style-name="P42"><text:s text:c="8"/><text:span text:style-name="T5">switch</text:span><text:span text:style-name="T6">(v.getId())</text:span></text:p>
      <text:p text:style-name="P42"><text:s text:c="8"/><text:span text:style-name="T6">{</text:span></text:p>
      <text:p text:style-name="P42"><text:soft-page-break/><text:s text:c="12"/><text:span text:style-name="T5">case </text:span><text:span text:style-name="T6">R.id.</text:span><text:span text:style-name="T11">button3</text:span><text:span text:style-name="T6">:</text:span></text:p>
      <text:p text:style-name="P42"><text:s text:c="16"/><text:span text:style-name="T6">String data = </text:span><text:span text:style-name="T12">k</text:span><text:span text:style-name="T6">.getText().toString();</text:span></text:p>
      <text:p text:style-name="P42"><text:s text:c="16"/><text:span text:style-name="T6">Toast.</text:span><text:span text:style-name="T7">makeText</text:span><text:span text:style-name="T6">(SecondActivity.</text:span><text:span text:style-name="T5">this</text:span><text:span text:style-name="T6">,data,Toast.</text:span><text:span text:style-name="T11">LENGTH_SHORT</text:span><text:span text:style-name="T6">).show();</text:span></text:p>
      <text:p text:style-name="P42"><text:s text:c="16"/><text:span text:style-name="T5">break</text:span><text:span text:style-name="T6">;</text:span></text:p>
      <text:p text:style-name="P42"><text:s text:c="12"/><text:span text:style-name="T5">case </text:span><text:span text:style-name="T6">R.id.</text:span><text:span text:style-name="T11">button4</text:span><text:span text:style-name="T6">:</text:span></text:p>
      <text:p text:style-name="P42"><text:s text:c="16"/><text:span text:style-name="T14">//</text:span><text:span text:style-name="T15">这里请问如何实现图片连环的切换</text:span></text:p>
      <text:p text:style-name="P42"><text:span text:style-name="T13"><text:s text:c="16"/></text:span><text:span text:style-name="T14">//View a[2];</text:span></text:p>
      <text:p text:style-name="P45"><text:s text:c="16"/><text:span text:style-name="T7">//a[0]=(R)R.drawable.kimg;</text:span></text:p>
      <text:p text:style-name="P45"><text:s text:c="16"/><text:span text:style-name="T7">//a[1]=()R.drawable.timg;</text:span></text:p>
      <text:p text:style-name="P42"><text:span text:style-name="T13"><text:s text:c="16"/></text:span><text:span text:style-name="T12">w</text:span><text:span text:style-name="T6">.setImageResource(R.drawable.</text:span><text:span text:style-name="T11">kimg</text:span><text:span text:style-name="T6">);</text:span></text:p>
      <text:p text:style-name="P42"><text:s text:c="16"/><text:span text:style-name="T5">break</text:span><text:span text:style-name="T6">;</text:span></text:p>
      <text:p text:style-name="P42"><text:s text:c="12"/><text:span text:style-name="T5">default</text:span><text:span text:style-name="T6">:</text:span></text:p>
      <text:p text:style-name="P42"><text:s text:c="16"/><text:span text:style-name="T5">break</text:span><text:span text:style-name="T6">;</text:span></text:p>
      <text:p text:style-name="P42"><text:s text:c="8"/><text:span text:style-name="T6">}</text:span></text:p>
      <text:p text:style-name="P42"><text:s text:c="4"/><text:span text:style-name="T6">}</text:span></text:p>
      <text:p text:style-name="P39">}</text:p>
      <text:p text:style-name="P40">以上的来说，我个人倾向于实现接口的方式来实现我们的监听器，因为如果我们的页面的监听器太多的话，我们每个实现匿名类的代码量会变得额非常的庞大，我们不如将所有的监听器操作当放进我们的onCLick函数中尽心统一处理，对于第一种我就不多说了，对于版本二来说，我们implements接口（抽象类），然后我们通过实现抽象接口的onCLick方法实现我们的接口，我们的onClick接口将View作为参数（View相当于我们当前的可视化环境的抽象描述类，封装了大量的当前页面的信息）用this关键字可以将View导入仅参数中，最后在onClick方法中我们通过getid的方式捕获我们当前的操作的监听器从而调用相应的case代码块</text:p>
      <text:p text:style-name="P41">我们还需要注意，我们首先需要声明一个控件的类，然后利用findviewbyid的方式通过id在当前view内抓捕相应的同类型的控件实例，之后好通过实例来控制我们的实例的动作</text:p>
      <text:p text:style-name="Text_20_body">_________________________________________________________________常用控件</text:p>
      <text:p text:style-name="P18">1.TextView控件：</text:p>
      <text:p text:style-name="P17"><text:tab/>该控件是我们在界面上显示一段文本信息的时候才使用，TextView中的文字默认是左上角对其的，我们可以在gravity属性中对控件进行调整：top，bottom，left，right，center</text:p>
      <text:p text:style-name="P17">textSize=“..sp”调整大小，文字大小采用sp为单位</text:p>
      <text:p text:style-name="P17">textColor=“#00ff00”调整颜色</text:p>
      <text:p text:style-name="P2">2.Button控件：</text:p>
      <text:p text:style-name="P1">textAllCaps属性：true（默认）全部大写显示，false – 按照我们的text的输入显示</text:p>
      <text:p text:style-name="P3">3.EditText：编辑文本框</text:p>
      <text:p text:style-name="P5">hint属性：文本框的出事提示输入字段，我们自己输入字段之后该hint的值会消失</text:p>
      <text:p text:style-name="P5">maxline：我们可以设定我们的文本框的最大扩展的行数，文本框如果输入的行数超过这个限制，我们的<text:tab/>文本框将不再扩展，采用文本框大小不变的滑动的方式</text:p>
      <text:p text:style-name="P5">edittext.<text:span text:style-name="T19">getText().toString() - edittext是我们的抓捕的相应的控件的实例，edittext可以调用gettext方法获取我们的输入的文本框中的详细信息，调用tostring那个方法可以实现字符串转化</text:span></text:p>
      <text:p text:style-name="P4">4.ImageView：</text:p>
      <text:p text:style-name="P4">这里我首先需要强调一个很奇怪的bug：在我将图片资源添加到drawable文件夹下的时候，我们千万不可以修改图片文件的后缀，否则会导致编译失败</text:p>
      <text:p text:style-name="P4">还有我们可以通过可视化的编辑来调整我们的图片的大小到合适的状态这样可能会方便一些</text:p>
      <text:p text:style-name="P6">src=“@drawable/图片文件名.后缀”声明图片文件的资源路径</text:p>
      <text:p text:style-name="P6">imageview.setImageResource(R.drawable.another_picture…<text:span text:style-name="T20">) - imageview是我们的imageview控件的实例，我们通过set方法实现图片的切换</text:span></text:p>
      <text:p text:style-name="P6"/>
      <text:p text:style-name="P7"><text:soft-page-break/>5.ProgressBar： - 进度条</text:p>
      <text:p text:style-name="P7">visibility属性<text:span text:style-name="T21">：visible，invisilble，gone三种属性，默认是visible分别代表我们的进度条可视，透明和无，进度条默认是圆形的闭环</text:span></text:p>
      <text:p text:style-name="P7">setVisibility<text:span text:style-name="T21">(View.VISIBLE,View.INVISIBLE,View.GONE)设置</text:span></text:p>
      <text:p text:style-name="P7">getVisibility<text:span text:style-name="T21">()获取当前的进度条的状态</text:span></text:p>
      <text:p text:style-name="P7">进度条模式切换style<text:span text:style-name="T21">=”?android:attr/progressBarStyleHorizontal”</text:span></text:p>
      <text:p text:style-name="P8">max = “100”设定进度条的最大值</text:p>
      <text:p text:style-name="P8">getProgress()获取进度条的进度</text:p>
      <text:p text:style-name="P9">6.AlertDialog:</text:p>
      <text:p text:style-name="P9">该控件可以为我们弹出一个对话框，该对话框处于运行状态（返回栈的栈顶）<text:span text:style-name="T3">，可以屏蔽掉所有其他控件的交互能力，一般我们为了提示警告信息的时候采用这个控件</text:span></text:p>
      <text:p text:style-name="P9">构建<text:span text:style-name="T22">：AlertDialog.Builder p = new AlertDialog.Builder(当前的环境（View对象，用this获得）),创<text:tab/>造会话框实例</text:span></text:p>
      <text:p text:style-name="P9">操作<text:span text:style-name="T22">：</text:span></text:p>
      <text:p text:style-name="P9"><text:tab/>setTitle<text:span text:style-name="T22">() - 对话框标题</text:span></text:p>
      <text:p text:style-name="P9"><text:tab/>setMessage<text:span text:style-name="T22">() - 对话框正文</text:span></text:p>
      <text:p text:style-name="P10"><text:tab/>setCancelable<text:span text:style-name="T22">(true/false) – 决定back（手机自带的）能否退出回话，false不可以，true可以</text:span></text:p>
      <text:p text:style-name="P13"><text:tab/>setPositiveButton(“自定义字符串，积极OK”，new DialogInterface.onClickListen()</text:p>
      <text:p text:style-name="P11"><text:tab/><text:tab/><text:tab/><text:tab/><text:tab/><text:tab/><text:span text:style-name="T23">{</text:span></text:p>
      <text:p text:style-name="P11"><text:tab/><text:tab/><text:tab/><text:tab/><text:tab/><text:tab/><text:tab/><text:span text:style-name="T23">provide void onClick(DialogInterface xxx,int which){}</text:span></text:p>
      <text:p text:style-name="P12"><text:tab/><text:tab/><text:tab/><text:tab/><text:tab/><text:tab/>}</text:p>
      <text:p text:style-name="P13"><text:tab/><text:tab/><text:tab/><text:tab/><text:tab/><text:tab/><text:tab/>);</text:p>
      <text:p text:style-name="P11"><text:tab/><text:span text:style-name="T23">setNegativeButton() - 同上</text:span></text:p>
      <text:p text:style-name="P11"><text:tab/>sho<text:span text:style-name="T23">w() - 调用设置的对话框</text:span></text:p>
      <text:p text:style-name="P12">7.ProgressDialog:</text:p>
      <text:p text:style-name="P12">基本内容同上，只不过我们的ProgessDialog不提供退出的机制，如果我们将setCancelable(false)我们一定要记得在我们的数据加载完之后立即调用dismiss()方法关闭回话，不然会一直在运行</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soft-page-break/>_________________________________详解四大布局</text:h>
      <text:h text:style-name="Heading_20_2" text:outline-level="2"/>
      <text:h text:style-name="Heading_20_2" text:outline-level="2">1.LinerLayout – 线性布局：<text:line-break/></text:h>
      <text:p text:style-name="P21">在线性布局下我们首先要知道一点，控件的布局位置和我们的在xml布局文件中的定义的先后顺序有关的，先定义的，先进行排列，我们想要改变排列顺序，只需要我们对他的定义顺序进行修改就可以啦</text:p>
      <text:p text:style-name="P14"/>
      <text:p text:style-name="P14">首先在LinerLayout的标签中<text:span text:style-name="T24">，我们如果不修改oritentation（方向）属性的话，我们默认的是水平方向排列，除非我们定义vertical属性之后就是垂直的竖排列了</text:span></text:p>
      <text:p text:style-name="P14"/>
      <text:p text:style-name="P15">这里还要强调，如果我们的采用的vertical的话，我们的height属性千万不可以是<text:span text:style-name="T31">match</text:span>_parent，因为这样会继承自父布局从而我们的其他的之后定义的(<text:span text:style-name="T3">之前的还会正常显示</text:span>)就会被挤掉控件，水平的也是一样</text:p>
      <text:p text:style-name="P15"/>
      <text:p text:style-name="P15">gravity和layout_gravity属性的区别：</text:p>
      <text:p text:style-name="P15">首先我们需要知道，gravity是准队控件内的文本的在控件的位置排列,但是layout_gravity是针对我们的控件在布局中 的排列来决定的（top，bottom，left，right，center） - 当然这个排列是在我们的相对的orientation属性上的，这里就要牵扯到我们的水平方向上的排布的控件的水平位置无法操作，数值方向上的排布的控件的竖直位置无法操作</text:p>
      <text:p text:style-name="P15"/>
      <text:p text:style-name="P16">layout_weight属性：</text:p>
      <text:p text:style-name="P16">这是我们线性布局中一个很重要的属性，首先，我们的需要知道我们的layout_weight属性的优先级在width和height之上，我们会考虑用weight属性给屏蔽width和height属性</text:p>
      <text:p text:style-name="P16">weight属性是根据我们的比例来将我们的这个方向上的控件排列并占满屏幕</text:p>
      <text:p text:style-name="P16"/>
      <text:p text:style-name="P16"/>
      <text:p text:style-name="P16"/>
      <text:p text:style-name="P16"/>
      <text:h text:style-name="Heading_20_2" text:outline-level="2">2.RelativeLayout相对布局</text:h>
      <text:p text:style-name="Text_20_body">相对布局不像我们的线性布局一样的对位置的要求过于 的苛刻<text:span text:style-name="T25">，我们的相对布局</text:span></text:p>
      <text:p text:style-name="Text_20_body">layout_<text:span text:style-name="T26">alignParentLeft …..</text:span></text:p>
      <text:p text:style-name="P22">layout_alignParentRight <text:s text:c="2"/>…..</text:p>
      <text:p text:style-name="P22">layout_alignParentTop – 父布局顶 <text:s text:c="4"/></text:p>
      <text:p text:style-name="P22">layout_alignParentBottom - 父布局底</text:p>
      <text:p text:style-name="P22">layout_centerInParent <text:s/>- 父布局中间</text:p>
      <text:p text:style-name="P22"/>
      <text:p text:style-name="P23"><text:soft-page-break/>以下是相对布局，相对控件的位置的布局，相对的位置我们通过xml引用方式<text:span text:style-name="T27">，并且注意我们的引用名字之前必须要提前定义否则会找不到控件</text:span></text:p>
      <text:p text:style-name="P23">layout_above=”@id/控件id”</text:p>
      <text:p text:style-name="P23">layout_below</text:p>
      <text:p text:style-name="P23">layout_toRightOf</text:p>
      <text:p text:style-name="P23">layout_toLeftOf</text:p>
      <text:p text:style-name="P24">下面是对齐控件的位置<text:span text:style-name="T28">，上面的alignParent...是对齐父布局这里我们的这个属性的优先级会高一些，代表我们的控件和其他的控件相应的位置和该控件的相应位置对齐，优先级会高</text:span></text:p>
      <text:p text:style-name="P25">layout_alignTop</text:p>
      <text:p text:style-name="P25">layout_alignBottom</text:p>
      <text:p text:style-name="P25">layout_alignLeft</text:p>
      <text:p text:style-name="P25">layout_alignRight</text:p>
      <text:p text:style-name="P25"/>
      <text:h text:style-name="Heading_20_2" text:outline-level="2">3.帧布局 <text:span text:style-name="T32">FrameLayout</text:span></text:h>
      <text:p text:style-name="Text_20_body">目前应用很少的一个布局<text:span text:style-name="T29">，所有的控件没有规定位置都会默认出现在左上角，允许使用layout_gravity属性控制控件的相对位置</text:span></text:p>
      <text:p text:style-name="Text_20_body"/>
      <text:h text:style-name="Heading_20_2" text:outline-level="2">4.百分比布局</text:h>
      <text:p text:style-name="P26">因为我们的帧布局frame和先对布局没有像线性布局一样的weight属性所以我们控制控件的相对大小是非常的困难的，所以我们这里引入百分比布局，百分比布局是新加入的一种布局，所以在使用之前我们需要在support库中其导入：</text:p>
      <text:p text:style-name="P26">在build.gradle文件的dependencies中添加compile ‘com.android.support:percent:23.2.1’ - 注意和上面的版本号要进行匹配才可以同步到</text:p>
      <text:p text:style-name="P27">我们相应的集成出来的百分比布局有两个：PercentFrameLayout / PercentRelativeLayout布局，这两个布局都继承了各自相应的属性，并且还添加了百分比布局的app:layout_widthPercent / <text:span text:style-name="T30">app</text:span></text:p>
      <text:p text:style-name="P27">:layout_heightPercent属性用来控制控件的百分比大小</text:p>
      <text:p text:style-name="P26">注意在布局的头中我们需要添加xmlns属性制定我们的app</text:p>
      <text:p text:style-name="P26"/>
      <text:p text:style-name="P26"/>
      <text:p text:style-name="P26"/>
      <text:p text:style-name="P26"><text:soft-page-break/></text:p>
      <text:h text:style-name="Heading_20_1" text:outline-level="1">___________________________________自定义控件</text:h>
      <text:p text:style-name="P28">首先我们先来关注一下我们的所有的控件和布局的继承结构：</text:p>
      <text:p text:style-name="P28">view类可以说是anroid很基础的一个类，首先我们需要知道，我们的textview<text:span text:style-name="T33">（edittext，button）</text:span>，imageview，viewgroup<text:span text:style-name="T33">(layout)等很多的屏幕上的控件和布局都是view的子类，所以这里给出一个view的简单的定义，view是android开发的最基本的UI组件，可以再屏幕上绘制一片区域并可以响应各种的事件，viewgroup更像是存放布局和控件的容器</text:span></text:p>
      <text:p text:style-name="P28"/>
      <text:p text:style-name="P28">引入布局<text:span text:style-name="T34">：</text:span></text:p>
      <text:p text:style-name="P28">就像我们的标题栏一样<text:span text:style-name="T34">，我们可以吧我们的标题栏嵌入到我们的一个线性布局中，标题栏中有我们的按钮事件监听器和我们的文本显示的控件，但是我们如果有大量的活动页面都需要这样的布局的话，我们就需要编写大量的嵌套代码</text:span></text:p>
      <text:p text:style-name="P29">，这里我们的采用的优化就是，我们的新的语法：&lt;include layout=”@layout/...” /&gt;可以在我们当前的父布局中倒入一个新的布局（这里就是我们的标题栏布局）（有人可能会问了，导入的布局的大小我们的是怎么控制的呢，这里请注意，我们在辨析额我们的布局的xml文件的时候，我们的布局也存在我们的layout_width,layout_height的属性，没错这个属性就是我们的布局的大小的控制，warp_content代表刚好将布局中的内容包括，match_parent代表宽度同我们的父布局的宽度），因为我们的偶人的活动界面是已经存在标题栏的了，所以这里我们要应用自己的标题栏我们需要Actionbar action = getSupportActionBar()然后调用hide函数进行隐藏</text:p>
      <text:p text:style-name="P29"/>
      <text:p text:style-name="P29">自定义控件<text:span text:style-name="T35">：</text:span></text:p>
      <text:p text:style-name="P29">导入布局并不能为我们节约更好的劳动<text:span text:style-name="T35">，首先，我们的导入的布局中存在有我们需要相应的控件，这意味着额如果我们只是简简单单的导入的话，我们在我们的父布局中还要重写我们的所有的监听器函数，如果我们的页面很多的话，这样的代码重复两是毁灭性的，所以，我们这里采用冲定义的方式</text:span></text:p>
      <text:p text:style-name="P29">因为我们的标题栏是采用线性布局的<text:span text:style-name="T36">，我们可以自己重新定义一个titlelayout(注意虽然这里定义的是类，但是我们在父布局的xml代码中可以直接的用包名的形式将见同期一起导入进来)继承自linearlayout</text:span></text:p>
      <text:p text:style-name="P29">集成之后我们就需要重写构造函数<text:span text:style-name="T36">，构造函数的第一个参数是context，第二个参数是Attributes</text:span></text:p>
      <text:p text:style-name="P30">我们在构造函数中除了要super一下，还需要我们layoutinflator.from(context).inflate(R.layout.titlelayout,this)之后在重写监听器就好（这里的类的写法和活动的写法很类似，只不过oncreat中的setcontentview方法是加载布局，但是这里我们是用inflator的形式加载布局而已）</text:p>
      <text:p text:style-name="P30">之后我们就可以在父布局中项引用控件一样的引入我们的构建的自定义的控件<text:span text:style-name="T38">，只不过把包名写全就好了</text:span></text:p>
      <text:p text:style-name="P31"><text:soft-page-break/>综上，自定义控件其实本质上就是自定义一个布局（类继承自现有的布局），然后我们在类中增添相应的监听功能，然后在最后的父布局中将我们定义好的自定义布局（自定义控件）当做一个控件及其方式来引用就行</text:p>
      <text:p text:style-name="P30"/>
      <text:p text:style-name="P30"/>
      <text:p text:style-name="P30">________________________________________________________<text:span text:style-name="T37">ListView控件</text:span></text:p>
      <text:p text:style-name="P30">我在这里先总结一下listview的本质</text:p>
      <text:p text:style-name="P30"><text:span text:style-name="T40">1.</text:span>父布局中定义listview控件 --<text:span text:style-name="T39">&gt; 声明数据适配器（ArrayAdapter&lt;?&gt;）--&gt;listview控件.setAdapter(数据适配器)建立我们的listview控件</text:span></text:p>
      <text:p text:style-name="P30">我们如果不需要自定义listview<text:span text:style-name="T40">，以上的功能已经足够了，数据适配器的构造函数需要的元素有（当前的父布局context/this，每个子项item布局id，数据的容器）</text:span></text:p>
      <text:p text:style-name="P32">2.自定义的话，我们需要的核心步骤就是自定义我们的数据适配器</text:p>
      <text:p text:style-name="P32"><text:tab/>1.在此之前，我们需要自定义一个子项item的子布局，添加文本，图片或者按钮什么控件之类的</text:p>
      <text:p text:style-name="P32"><text:tab/>2.自己写类集成数据适配器病添加功能<text:span text:style-name="T41">：</text:span></text:p>
      <text:p text:style-name="P32"><text:tab/><text:tab/><text:span text:style-name="T41">1.首先是构造函数，和上面的构造函数一样：父布局，子布局id（自己定义的），数据的容器</text:span></text:p>
      <text:p text:style-name="P32"><text:tab/><text:tab/><text:span text:style-name="T41">2.getView()函数：</text:span></text:p>
      <text:p text:style-name="P32"><text:tab/><text:tab/><text:tab/>position – 数据容器的位置信息<text:span text:style-name="T41">，获取相应的数据实例：getItem（position）获取数据实<text:tab/><text:tab/><text:tab/><text:tab/>例，因为数据实例有可能是对象</text:span></text:p>
      <text:p text:style-name="P32"><text:tab/><text:tab/><text:tab/>convertview – 加载过的子布局item的缓存</text:p>
      <text:p text:style-name="P32"><text:s/><text:tab/><text:tab/><text:tab/>parent</text:p>
      <text:p text:style-name="P32"><text:tab/><text:span text:style-name="T41">3.自定义数据容器：</text:span></text:p>
      <text:p text:style-name="P33"><text:tab/><text:tab/>我们自定义一个数据类型<text:span text:style-name="T41">（写一个类），List构建一个容器，存储我们的子布局控件需要获取<text:tab/><text:tab/>的一些详细的信息</text:span></text:p>
      <text:p text:style-name="P33"/>
      <text:p text:style-name="P19">优化ListView <text:span text:style-name="T43">1 ：</text:span></text:p>
      <text:p text:style-name="P33">首先我们需要知道<text:span text:style-name="T42">，我们每一次都需要重新的加载一下我们的子布局item，但是有时候我们完全可以将之前加载过的子布局存储起来，convertview就是这么用的，如果没有被加载过convertview == null,我们只需要调用view = layoutinflator.from(getcontext()).inflate(子布局id，parent，false)获取子条目的的视图，否则的或我们就让view = convertview实现不需要重新加载，将已经缓存过的视图重新加载</text:span></text:p>
      <text:p text:style-name="P19">优化ListView <text:span text:style-name="T44">2 ：</text:span></text:p>
      <text:p text:style-name="P34"><text:soft-page-break/>我们会发现，即使我们利用了1的优化的步骤的话，实际上，我们每一次还是需要通过findviewbyid的方式来抓取我们的子条目布局的一些基础控件<text:span text:style-name="T45">，这样我们每一次还是太过低效率</text:span></text:p>
      <text:p text:style-name="P20">我们的解决方案就是将控件的相应的子布局的控件的id保存起来<text:span text:style-name="T45">，只需要一次加载就可以，我们这里的方法是建立内部类class将相应的控件存储起来利用view的setTag(class)方法将其收集起来（</text:span><text:span text:style-name="T48">最终存放在我们的convertview里面</text:span><text:span text:style-name="T45">）</text:span></text:p>
      <text:p text:style-name="P20"/>
      <text:p text:style-name="P34">listview子布局监听器<text:span text:style-name="T46">：</text:span></text:p>
      <text:p text:style-name="P34">子布局的监听器我们的加载实在我们的listview的最终的父布局的活动中进行加载的<text:span text:style-name="T47">，我们调用listview实例的setonitemclicklistener方法，构架匿名监听器类，利用其中的position参数获取我们的数据容器的具体的数据实例，数据实例中保存了,还可以用参数中的view属性来抓取我们相应的控件的实例来修改更多的内容，更有多样性</text:span></text:p>
      <text:p text:style-name="P34"/>
      <text:p text:style-name="P20">______________________________________________RecycleView滚动控件 – 加强版ListView</text:p>
      <text:p text:style-name="P35">我们需要意识到，ListView虽然可以实现我们的大部分的功能，但是我们的listview有时候需要优秀的技巧才可以有效的使用，相比之下，目前Google官方更向我们推荐RecycleView这个滚动控件来实现相应的功能</text:p>
      <text:p text:style-name="P35">1.库依赖：</text:p>
      <text:p text:style-name="P35">因为我们的RecycleView是我们的Android之后才添加的功能，所以，我们需要添加依赖关系</text:p>
      <text:p text:style-name="P35">我们在build.gradle的depence中添加compile ‘com.android.support:recycleview-v7:23.4.0’ - 注意也是需要和版本号相对应</text:p>
      <text:p text:style-name="P35">之后我们在我们的布局文件中要将包名写全之后就可以像调用我们的控件一样调用recycleview控件</text:p>
      <text:p text:style-name="P36">2.实现adapter：</text:p>
      <text:p text:style-name="P44"><text:span text:style-name="T4">public class </text:span>FruitAdapter <text:span text:style-name="T4">extends </text:span>RecyclerView.Adapter&lt;FruitAdapter.viewholder&gt; {</text:p>
      <text:p text:style-name="P42"><text:s text:c="4"/><text:span text:style-name="T5">private </text:span><text:span text:style-name="T6">List&lt;Fruit&gt; </text:span><text:span text:style-name="T12">mFruitlist</text:span><text:span text:style-name="T6">;</text:span></text:p>
      <text:p text:style-name="P42"><text:s text:c="4"/><text:span text:style-name="T5">static class </text:span><text:span text:style-name="T6">viewholder </text:span><text:span text:style-name="T5">extends </text:span><text:span text:style-name="T6">RecyclerView.ViewHolder</text:span></text:p>
      <text:p text:style-name="P42"><text:s text:c="4"/><text:span text:style-name="T6">{</text:span></text:p>
      <text:p text:style-name="P42"><text:s text:c="8"/><text:span text:style-name="T6">View </text:span><text:span text:style-name="T12">fruitview</text:span><text:span text:style-name="T6">;</text:span></text:p>
      <text:p text:style-name="P42"><text:s text:c="8"/><text:span text:style-name="T6">ImageView </text:span><text:span text:style-name="T12">fruitimage</text:span><text:span text:style-name="T6">;</text:span></text:p>
      <text:p text:style-name="P42"><text:s text:c="8"/><text:span text:style-name="T6">TextView </text:span><text:span text:style-name="T12">fruittext</text:span><text:span text:style-name="T6">;</text:span></text:p>
      <text:p text:style-name="P42"><text:s text:c="8"/><text:span text:style-name="T5">public </text:span><text:span text:style-name="T6">viewholder(View v)</text:span></text:p>
      <text:p text:style-name="P42"><text:s text:c="8"/><text:span text:style-name="T6">{</text:span></text:p>
      <text:p text:style-name="P42"><text:s text:c="12"/><text:span text:style-name="T5">super</text:span><text:span text:style-name="T6">(v);</text:span></text:p>
      <text:p text:style-name="P42"><text:s text:c="12"/><text:span text:style-name="T12">fruitimage </text:span><text:span text:style-name="T6">= (ImageView)v.findViewById(R.id.</text:span><text:span text:style-name="T11">imageview1</text:span><text:span text:style-name="T6">);</text:span></text:p>
      <text:p text:style-name="P42"><text:s text:c="12"/><text:span text:style-name="T12">fruittext </text:span><text:span text:style-name="T6">= (TextView)v.findViewById(R.id.</text:span><text:span text:style-name="T11">text1</text:span><text:span text:style-name="T6">);</text:span></text:p>
      <text:p text:style-name="P42"><text:s text:c="12"/><text:span text:style-name="T12">fruitview </text:span><text:span text:style-name="T6">= v;</text:span></text:p>
      <text:p text:style-name="P42"><text:s text:c="8"/><text:span text:style-name="T6">}</text:span></text:p>
      <text:p text:style-name="P42"><text:s text:c="4"/><text:span text:style-name="T6">}</text:span></text:p>
      <text:p text:style-name="P42"><text:s text:c="4"/><text:span text:style-name="T5">public </text:span><text:span text:style-name="T6">FruitAdapter(List&lt;Fruit&gt; fruitList)</text:span></text:p>
      <text:p text:style-name="P42"><text:s text:c="4"/><text:span text:style-name="T6">{</text:span></text:p>
      <text:p text:style-name="P42"><text:s text:c="8"/><text:span text:style-name="T12">mFruitlist </text:span><text:span text:style-name="T6">= fruitList;</text:span></text:p>
      <text:p text:style-name="P42"><text:s text:c="4"/><text:span text:style-name="T6">}</text:span></text:p>
      <text:p text:style-name="P42"><text:soft-page-break/><text:s text:c="4"/><text:span text:style-name="T9">@Override</text:span></text:p>
      <text:p text:style-name="P42"><text:span text:style-name="T8"><text:s text:c="4"/></text:span><text:span text:style-name="T5">public </text:span><text:span text:style-name="T6">viewholder onCreateViewHolder(ViewGroup parent, </text:span><text:span text:style-name="T5">int </text:span><text:span text:style-name="T6">viewType) {</text:span></text:p>
      <text:p text:style-name="P42"><text:s text:c="8"/><text:span text:style-name="T6">View view = LayoutInflater.</text:span><text:span text:style-name="T7">from</text:span><text:span text:style-name="T6">(parent.getContext()).inflate(R.layout.</text:span><text:span text:style-name="T11">item</text:span><text:span text:style-name="T6">,parent,</text:span><text:span text:style-name="T5">false</text:span><text:span text:style-name="T6">);</text:span></text:p>
      <text:p text:style-name="P42"><text:s text:c="8"/><text:span text:style-name="T5">final </text:span><text:span text:style-name="T6">viewholder holder = </text:span><text:span text:style-name="T5">new </text:span><text:span text:style-name="T6">viewholder(view);</text:span></text:p>
      <text:p text:style-name="P42"><text:s text:c="8"/><text:span text:style-name="T6">holder.</text:span><text:span text:style-name="T12">fruitview</text:span><text:span text:style-name="T6">.setOnClickListener(</text:span></text:p>
      <text:p text:style-name="P42"><text:s text:c="16"/><text:span text:style-name="T5">new </text:span><text:span text:style-name="T6">View.OnClickListener() {</text:span></text:p>
      <text:p text:style-name="P42"><text:s text:c="20"/><text:span text:style-name="T9">@Override</text:span></text:p>
      <text:p text:style-name="P42"><text:span text:style-name="T8"><text:s text:c="20"/></text:span><text:span text:style-name="T5">public void </text:span><text:span text:style-name="T6">onClick(View v) {</text:span></text:p>
      <text:p text:style-name="P42"><text:s text:c="24"/><text:span text:style-name="T5">int </text:span><text:span text:style-name="T6">position = </text:span><text:span text:style-name="T10">holder</text:span><text:span text:style-name="T6">.getLayoutPosition();</text:span></text:p>
      <text:p text:style-name="P42"><text:s text:c="24"/><text:span text:style-name="T14">//Log.w("Position:",""+position);</text:span></text:p>
      <text:p text:style-name="P42"><text:span text:style-name="T13"><text:s text:c="24"/></text:span><text:span text:style-name="T6">Fruit fruit = </text:span><text:span text:style-name="T12">mFruitlist</text:span><text:span text:style-name="T6">.get(position);</text:span></text:p>
      <text:p text:style-name="P42"><text:s text:c="24"/><text:span text:style-name="T6">Toast.</text:span><text:span text:style-name="T7">makeText</text:span><text:span text:style-name="T6">(v.getContext(),</text:span><text:span text:style-name="T49">"You click the view "</text:span><text:span text:style-name="T6">+fruit.getName(),Toast.</text:span><text:span text:style-name="T11">LENGTH_SHORT</text:span><text:span text:style-name="T6">).show();</text:span></text:p>
      <text:p text:style-name="P42"><text:s text:c="20"/><text:span text:style-name="T6">}</text:span></text:p>
      <text:p text:style-name="P42"><text:s text:c="16"/><text:span text:style-name="T6">}</text:span></text:p>
      <text:p text:style-name="P42"><text:s text:c="8"/><text:span text:style-name="T6">);</text:span></text:p>
      <text:p text:style-name="P42"><text:s text:c="8"/><text:span text:style-name="T6">holder.</text:span><text:span text:style-name="T12">fruitimage</text:span><text:span text:style-name="T6">.setOnClickListener(</text:span></text:p>
      <text:p text:style-name="P42"><text:s text:c="16"/><text:span text:style-name="T5">new </text:span><text:span text:style-name="T6">View.OnClickListener() {</text:span></text:p>
      <text:p text:style-name="P42"><text:s text:c="20"/><text:span text:style-name="T9">@Override</text:span></text:p>
      <text:p text:style-name="P42"><text:span text:style-name="T8"><text:s text:c="20"/></text:span><text:span text:style-name="T5">public void </text:span><text:span text:style-name="T6">onClick(View v) {</text:span></text:p>
      <text:p text:style-name="P42"><text:s text:c="24"/><text:span text:style-name="T5">int </text:span><text:span text:style-name="T6">positionp = </text:span><text:span text:style-name="T10">holder</text:span><text:span text:style-name="T6">.getLayoutPosition();</text:span></text:p>
      <text:p text:style-name="P42"><text:s text:c="24"/><text:span text:style-name="T6">Fruit fruitp = </text:span><text:span text:style-name="T12">mFruitlist</text:span><text:span text:style-name="T6">.get(positionp);</text:span></text:p>
      <text:p text:style-name="P42"><text:s text:c="24"/><text:span text:style-name="T6">Toast.</text:span><text:span text:style-name="T7">makeText</text:span><text:span text:style-name="T6">(v.getContext(),</text:span><text:span text:style-name="T49">"You click the image "</text:span><text:span text:style-name="T6">+fruitp.getName(),Toast.</text:span><text:span text:style-name="T11">LENGTH_SHORT</text:span><text:span text:style-name="T6">).show();</text:span></text:p>
      <text:p text:style-name="P42"><text:s text:c="20"/><text:span text:style-name="T6">}</text:span></text:p>
      <text:p text:style-name="P42"><text:s text:c="16"/><text:span text:style-name="T6">}</text:span></text:p>
      <text:p text:style-name="P42"><text:s text:c="8"/><text:span text:style-name="T6">);</text:span></text:p>
      <text:p text:style-name="P42"><text:s text:c="8"/><text:span text:style-name="T5">return </text:span><text:span text:style-name="T6">holder;</text:span></text:p>
      <text:p text:style-name="P42"><text:s text:c="4"/><text:span text:style-name="T6">}</text:span></text:p>
      <text:p text:style-name="P42"><text:s text:c="4"/><text:span text:style-name="T9">@Override</text:span></text:p>
      <text:p text:style-name="P42"><text:span text:style-name="T8"><text:s text:c="4"/></text:span><text:span text:style-name="T5">public void </text:span><text:span text:style-name="T6">onBindViewHolder(viewholder holder, </text:span><text:span text:style-name="T5">int </text:span><text:span text:style-name="T6">position) {</text:span></text:p>
      <text:p text:style-name="P42"><text:s text:c="8"/><text:span text:style-name="T6">Fruit fruit=</text:span><text:span text:style-name="T12">mFruitlist</text:span><text:span text:style-name="T6">.get(position);</text:span></text:p>
      <text:p text:style-name="P42"><text:s text:c="8"/><text:span text:style-name="T6">holder.</text:span><text:span text:style-name="T12">fruitimage</text:span><text:span text:style-name="T6">.setImageResource(fruit.getImageId());</text:span></text:p>
      <text:p text:style-name="P42"><text:s text:c="8"/><text:span text:style-name="T6">holder.</text:span><text:span text:style-name="T12">fruittext</text:span><text:span text:style-name="T6">.setText(fruit.getName());</text:span></text:p>
      <text:p text:style-name="P42"><text:s text:c="4"/><text:span text:style-name="T6">}</text:span></text:p>
      <text:p text:style-name="P42"><text:s text:c="4"/><text:span text:style-name="T9">@Override</text:span></text:p>
      <text:p text:style-name="P42"><text:span text:style-name="T8"><text:s text:c="4"/></text:span><text:span text:style-name="T5">public int </text:span><text:span text:style-name="T6">getItemCount() {</text:span></text:p>
      <text:p text:style-name="P42"><text:s text:c="8"/><text:span text:style-name="T5">return </text:span><text:span text:style-name="T12">mFruitlist</text:span><text:span text:style-name="T6">.size();</text:span></text:p>
      <text:p text:style-name="P42"><text:s text:c="4"/><text:span text:style-name="T6">}</text:span></text:p>
      <text:p text:style-name="P39">}</text:p>
      <text:p text:style-name="P36">最重要的三个函数（因为重写了adapter类）</text:p>
      <text:p text:style-name="P36">oncreatviewholder() - 建立子布局view病传递到viewholder中构造viewholder实例（保存我们之前的加载过的制定的子布局的控件的id编号，省略查找的效率浪费）</text:p>
      <text:p text:style-name="P36">onbindviewholder() - 根据position将fruit实例绑定到已经构建的viewholder上完成子布局的建立</text:p>
      <text:p text:style-name="P36">getitemcount() - 统计我们的子布局的个数</text:p>
      <text:p text:style-name="P36"/>
      <text:p text:style-name="P36">3.布局管理器：<text:line-break/>LinearLayoutManager(this) 注意配合set<text:span text:style-name="T51">Orientation</text:span>(LinearLayoutManager.HORIZONTAL...)/ GridLayoutManager(this,4（列数）) / StaggeredLayoutManger(3,StaggeredLayoutManager.Vertical….)</text:p>
      <text:p text:style-name="P36"><text:soft-page-break/>线性，网格，瀑布流管理器</text:p>
      <text:p text:style-name="P36">最后使用setAdapter实现加载数据适配器</text:p>
      <text:p text:style-name="P36"/>
      <text:p text:style-name="P37">4.事件监听：</text:p>
      <text:p text:style-name="P37">我们的RecycleView没有项ListView的setonclick的函数实现，我们在oncreatviewholder中建立一个final的viewholder实例，之后利用实例中的新加入的view私有变量或者其他的控件建立自己的监听器</text:p>
      <text:p text:style-name="P37"/>
      <text:p text:style-name="P37"/>
      <text:p text:style-name="P37"/>
      <text:p text:style-name="P47">最后几个注意点：</text:p>
      <text:p text:style-name="P47">1.点9图的.9后缀不能省，必须有才会有效果</text:p>
      <text:p text:style-name="P47">2.去掉textview的背景色采用backgroud的android：color/transparent属性就好</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Kai CN" svg:font-family="'AR PL UKai CN'"/>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8:07:57.752876704</meta:creation-date>
    <meta:generator>LibreOffice/5.1.4.2$Linux_X86_64 LibreOffice_project/10m0$Build-2</meta:generator>
    <dc:date>2017-03-06T15:23:59.714093932</dc:date>
    <meta:editing-duration>PT13H59M11S</meta:editing-duration>
    <meta:editing-cycles>68</meta:editing-cycles>
    <meta:document-statistic meta:table-count="0" meta:image-count="0" meta:object-count="0" meta:page-count="10" meta:paragraph-count="244" meta:word-count="4798" meta:character-count="11649" meta:non-whitespace-character-count="10208"/>
  </office:meta>
</office:document-meta>
</file>